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1151BC9B2746C6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38cm, 5.388cm, 22.116cm, 10.0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7cm" svg:height="8.823cm" svg:x="0.1cm" svg:y="0.101cm">
          <draw:image xlink:href="Pictures/10000000000005E8000007E0D1151BC9B2746C6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5:45.446898299</dc:date>
    <meta:editing-duration>PT3M2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